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fo:font-size="14pt" officeooo:rsid="000d7c6d" officeooo:paragraph-rsid="000d7c6d" style:font-size-asian="14pt" style:font-size-complex="14pt"/>
    </style:style>
    <style:style style:name="P2" style:family="paragraph" style:parent-style-name="Standard">
      <style:paragraph-properties fo:line-height="150%"/>
      <style:text-properties fo:font-size="14pt" fo:font-weight="bold" officeooo:rsid="000d7c6d" officeooo:paragraph-rsid="000d7c6d" style:font-size-asian="14pt" style:font-weight-asian="bold" style:font-size-complex="14pt"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span text:style-name="T1">TELNET</text:span></text:p>
      <text:p text:style-name="P1"/>
      <text:p text:style-name="P1"><text:s text:c="4"/>Please do note, that using Telnet is insecure because the communication is not encrypted, your passwords and all other data will be transmitted as clear texts. Use Secure Shell (SSH) instead avoiding Telnet.</text:p>
      <text:p text:style-name="P1"/>
      <text:p text:style-name="P1">To Enable Telnet</text:p>
      <text:p text:style-name="P1"/>
      <text:p text:style-name="P1">Install the Telnet server with</text:p>
      <text:p text:style-name="P1"/>
      <text:p text:style-name="P2">sudo apt-get install xinetd telnetd</text:p>
      <text:p text:style-name="P1"/>
      <text:p text:style-name="P1">The service should be fired-up automatically once the installation is done. Your may also check the service status if required using;</text:p>
      <text:p text:style-name="P1"/>
      <text:p text:style-name="P2">sudo /etc/init.d/xinetd status</text:p>
      <text:p text:style-name="P1"/>
      <text:p text:style-name="P1">To Telnet an IP</text:p>
      <text:p text:style-name="P1"/>
      <text:p text:style-name="P2">telnet serverip</text:p>
      <text:p text:style-name="P1"/>
      <text:p text:style-name="P1">If you would like to change its ports, you'll need to edit /etc/services with the line;</text:p>
      <text:p text:style-name="P1"/>
      <text:p text:style-name="P2">telnet <text:s text:c="7"/>23/tcp </text:p>
      <text:p text:style-name="P1"/>
      <text:p text:style-name="P1">Once changed, restart to apply the changes with;</text:p>
      <text:p text:style-name="P1"/>
      <text:p text:style-name="P2">sudo /etc/init.d/xinetd restart</text:p>
      <text:p text:style-name="P1"/>
      <text:p text:style-name="P1">More info: Install and Enable Telnet server in Ubuntu Lin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4T14:56:51.693966110</meta:creation-date>
    <dc:date>2016-08-14T14:58:21.375493901</dc:date>
    <meta:editing-duration>P0D</meta:editing-duration>
    <meta:editing-cycles>1</meta:editing-cycles>
    <meta:document-statistic meta:table-count="0" meta:image-count="0" meta:object-count="0" meta:page-count="1" meta:paragraph-count="14" meta:word-count="116" meta:character-count="742" meta:non-whitespace-character-count="623"/>
    <meta:generator>LibreOffice/4.2.4.2$Linux_x86 LibreOffice_project/420m0$Build-2</meta:generator>
  </office:meta>
</office:document-meta>
</file>